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505233332120645" calcext:value-type="float">
            <text:p>1505233332120645</text:p>
          </table:table-cell>
          <table:table-cell table:formula="of:=[.A2]-[.A1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505233332120988" calcext:value-type="float">
            <text:p>1505233332120988</text:p>
          </table:table-cell>
          <table:table-cell/>
        </table:table-row>
        <table:table-row table:style-name="ro1">
          <table:table-cell office:value-type="float" office:value="1505233334861795" calcext:value-type="float">
            <text:p>1505233334861795</text:p>
          </table:table-cell>
          <table:table-cell table:formula="of:=[.A4]-[.A3]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05233334862305" calcext:value-type="float">
            <text:p>1505233334862305</text:p>
          </table:table-cell>
          <table:table-cell/>
        </table:table-row>
        <table:table-row table:style-name="ro1">
          <table:table-cell office:value-type="float" office:value="1505233337628746" calcext:value-type="float">
            <text:p>1505233337628746</text:p>
          </table:table-cell>
          <table:table-cell table:formula="of:=[.A6]-[.A5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05233337629249" calcext:value-type="float">
            <text:p>1505233337629249</text:p>
          </table:table-cell>
          <table:table-cell/>
        </table:table-row>
        <table:table-row table:style-name="ro1">
          <table:table-cell office:value-type="float" office:value="1505233340492599" calcext:value-type="float">
            <text:p>1505233340492599</text:p>
          </table:table-cell>
          <table:table-cell table:formula="of:=[.A8]-[.A7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505233340493094" calcext:value-type="float">
            <text:p>1505233340493094</text:p>
          </table:table-cell>
          <table:table-cell/>
        </table:table-row>
        <table:table-row table:style-name="ro1">
          <table:table-cell office:value-type="float" office:value="1505233343392406" calcext:value-type="float">
            <text:p>1505233343392406</text:p>
          </table:table-cell>
          <table:table-cell table:formula="of:=[.A10]-[.A9]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05233343392912" calcext:value-type="float">
            <text:p>1505233343392912</text:p>
          </table:table-cell>
          <table:table-cell/>
        </table:table-row>
        <table:table-row table:style-name="ro1">
          <table:table-cell office:value-type="float" office:value="1505233345983945" calcext:value-type="float">
            <text:p>1505233345983945</text:p>
          </table:table-cell>
          <table:table-cell table:formula="of:=[.A12]-[.A11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505233345984468" calcext:value-type="float">
            <text:p>1505233345984468</text:p>
          </table:table-cell>
          <table:table-cell/>
        </table:table-row>
        <table:table-row table:style-name="ro1">
          <table:table-cell office:value-type="float" office:value="1505233348710825" calcext:value-type="float">
            <text:p>1505233348710825</text:p>
          </table:table-cell>
          <table:table-cell table:formula="of:=[.A14]-[.A13]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505233348712114" calcext:value-type="float">
            <text:p>1505233348712114</text:p>
          </table:table-cell>
          <table:table-cell/>
        </table:table-row>
        <table:table-row table:style-name="ro1">
          <table:table-cell office:value-type="float" office:value="1505233351359979" calcext:value-type="float">
            <text:p>1505233351359979</text:p>
          </table:table-cell>
          <table:table-cell table:formula="of:=[.A16]-[.A15]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05233351360485" calcext:value-type="float">
            <text:p>1505233351360485</text:p>
          </table:table-cell>
          <table:table-cell/>
        </table:table-row>
        <table:table-row table:style-name="ro1">
          <table:table-cell office:value-type="float" office:value="1505233353996508" calcext:value-type="float">
            <text:p>1505233353996508</text:p>
          </table:table-cell>
          <table:table-cell table:formula="of:=[.A18]-[.A17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505233353997007" calcext:value-type="float">
            <text:p>1505233353997007</text:p>
          </table:table-cell>
          <table:table-cell/>
        </table:table-row>
        <table:table-row table:style-name="ro1">
          <table:table-cell office:value-type="float" office:value="1505233356508762" calcext:value-type="float">
            <text:p>1505233356508762</text:p>
          </table:table-cell>
          <table:table-cell table:formula="of:=[.A20]-[.A19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505233356509257" calcext:value-type="float">
            <text:p>1505233356509257</text:p>
          </table:table-cell>
          <table:table-cell/>
        </table:table-row>
        <table:table-row table:style-name="ro1">
          <table:table-cell office:value-type="float" office:value="1505233359183106" calcext:value-type="float">
            <text:p>1505233359183106</text:p>
          </table:table-cell>
          <table:table-cell table:formula="of:=[.A22]-[.A21]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05233359183697" calcext:value-type="float">
            <text:p>1505233359183697</text:p>
          </table:table-cell>
          <table:table-cell/>
        </table:table-row>
        <table:table-row table:style-name="ro1">
          <table:table-cell office:value-type="float" office:value="1505233362114065" calcext:value-type="float">
            <text:p>1505233362114065</text:p>
          </table:table-cell>
          <table:table-cell table:formula="of:=[.A24]-[.A23]"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505233362116566" calcext:value-type="float">
            <text:p>1505233362116566</text:p>
          </table:table-cell>
          <table:table-cell/>
        </table:table-row>
        <table:table-row table:style-name="ro1">
          <table:table-cell office:value-type="float" office:value="1505233365914156" calcext:value-type="float">
            <text:p>1505233365914156</text:p>
          </table:table-cell>
          <table:table-cell table:formula="of:=[.A26]-[.A25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05233365914663" calcext:value-type="float">
            <text:p>1505233365914663</text:p>
          </table:table-cell>
          <table:table-cell/>
        </table:table-row>
        <table:table-row table:style-name="ro1">
          <table:table-cell office:value-type="float" office:value="1505233369765515" calcext:value-type="float">
            <text:p>1505233369765515</text:p>
          </table:table-cell>
          <table:table-cell table:formula="of:=[.A28]-[.A27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05233369766069" calcext:value-type="float">
            <text:p>1505233369766069</text:p>
          </table:table-cell>
          <table:table-cell/>
        </table:table-row>
        <table:table-row table:style-name="ro1">
          <table:table-cell office:value-type="float" office:value="1505233373498593" calcext:value-type="float">
            <text:p>1505233373498593</text:p>
          </table:table-cell>
          <table:table-cell table:formula="of:=[.A30]-[.A29]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505233373499870" calcext:value-type="float">
            <text:p>1505233373499870</text:p>
          </table:table-cell>
          <table:table-cell/>
        </table:table-row>
        <table:table-row table:style-name="ro1">
          <table:table-cell office:value-type="float" office:value="1505233377413416" calcext:value-type="float">
            <text:p>1505233377413416</text:p>
          </table:table-cell>
          <table:table-cell table:formula="of:=[.A32]-[.A31]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505233377415121" calcext:value-type="float">
            <text:p>1505233377415121</text:p>
          </table:table-cell>
          <table:table-cell/>
        </table:table-row>
        <table:table-row table:style-name="ro1">
          <table:table-cell office:value-type="float" office:value="1505233380923228" calcext:value-type="float">
            <text:p>1505233380923228</text:p>
          </table:table-cell>
          <table:table-cell table:formula="of:=[.A34]-[.A33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05233380923739" calcext:value-type="float">
            <text:p>1505233380923739</text:p>
          </table:table-cell>
          <table:table-cell/>
        </table:table-row>
        <table:table-row table:style-name="ro1">
          <table:table-cell office:value-type="float" office:value="1505233384506369" calcext:value-type="float">
            <text:p>1505233384506369</text:p>
          </table:table-cell>
          <table:table-cell table:formula="of:=[.A36]-[.A35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05233384506872" calcext:value-type="float">
            <text:p>1505233384506872</text:p>
          </table:table-cell>
          <table:table-cell/>
        </table:table-row>
        <table:table-row table:style-name="ro1">
          <table:table-cell office:value-type="float" office:value="1505233388256003" calcext:value-type="float">
            <text:p>1505233388256003</text:p>
          </table:table-cell>
          <table:table-cell table:formula="of:=[.A38]-[.A37]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05233388256459" calcext:value-type="float">
            <text:p>1505233388256459</text:p>
          </table:table-cell>
          <table:table-cell/>
        </table:table-row>
        <table:table-row table:style-name="ro1">
          <table:table-cell office:value-type="float" office:value="1505233392479024" calcext:value-type="float">
            <text:p>1505233392479024</text:p>
          </table:table-cell>
          <table:table-cell table:formula="of:=[.A40]-[.A39]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505233392480954" calcext:value-type="float">
            <text:p>15052333924809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18:31.495490072</meta:creation-date>
    <dc:date>2017-09-12T12:27:56.039377359</dc:date>
    <meta:editing-duration>PT9M25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